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lor Models</text:p>
          </draw:text-box>
        </draw:frame>
        <draw:frame presentation:style-name="pr5" draw:layer="layout" svg:width="25.2cm" svg:height="12.179cm" svg:x="1.4cm" svg:y="5.066cm" presentation:class="outlin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11">hsl($hue, $saturation, $value)</text:span></text:p>
              </text:list-item>
              <text:list-item>
                <text:p><text:span text:style-name="T12">Hue is expressed as a degree on the color wheel (pure red is at 0, pure green at 120, and pure blue at 240), while saturation and value are expressed as percentages.</text:span></text:p>
              </text:list-item>
              <text:list-item>
                <text:p><text:span text:style-name="T12">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 Control Directives</text:p>
          </draw:text-box>
        </draw:frame>
        <draw:frame presentation:style-name="pr5" draw:layer="layout" svg:width="25.2cm" svg:height="12.179cm" svg:x="1.4cm" svg:y="5.066cm" presentation:class="outlin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11"/></text:p>
                <text:p><text:span text:style-name="T11">Syntax:</text:span></text:p>
                <text:p>@if &lt;Boolean expression&gt; { </text:p>
                <text:p><text:s text:c="4"/>&lt;statements&gt; </text:p>
                <text:p>}</text:p>
                <text:p>Here's an example:</text:p>
                <text:p>SCSS: if Condition</text:p>
                <text:p><text:span text:style-name="T11">$test: 3;</text:span></text:p>
                <text:p><text:span text:style-name="T11"/></text:p>
                <text:p><text:span text:style-name="T11">p {</text:span></text:p>
                <text:p><text:span text:style-name="T11"><text:s text:c="3"/></text:span><text:span text:style-name="T11">@if $test &lt; 5 { </text:span></text:p>
                <text:p><text:span text:style-name="T11"><text:s text:c="7"/></text:span><text:span text:style-name="T11">color: blue; <text:s/></text:span></text:p>
                <text:p><text:span text:style-name="T11"><text:s text:c="4"/></text:span><text:span text:style-name="T11">}</text:span></text:p>
                <text:p><text:span text:style-name="T11">} </text:span></text:p>
                <text:p/>
              </text:list-item>
              <text:list-item>
                <text:p>Since the Boolean expression that follows @if is true in this example, the following CSS will be output:</text:p>
                <text:p/>
                <text:p><text:span text:style-name="T3">CSS:</text:span></text:p>
                <text:p><text:span text:style-name="T3"/></text:p>
                <text:p><text:span text:style-name="T3">p {</text:span></text:p>
                <text:p><text:span text:style-name="T3"><text:s text:c="3"/></text:span><text:span text:style-name="T3">color : blue;</text:span></text:p>
                <text:p><text:span text:style-name="T3">}</text:span></text:p>
                <text:p/>
                <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11">@if $test &lt; 5 { </text:span></text:p>
                <text:p><text:span text:style-name="T11"><text:s text:c="7"/></text:span><text:span text:style-name="T11">color: blue;</text:span></text:p>
                <text:p><text:span text:style-name="T11"><text:s text:c="6"/></text:span><text:span text:style-name="T11">@if $test == 3 {</text:span></text:p>
                <text:p><text:span text:style-name="T11"><text:s text:c="9"/></text:span><text:span text:style-name="T11">text-color: white;</text:span></text:p>
                <text:p><text:s text:c="7"/>}</text:p>
                <text:p><text:s text:c="3"/>}</text:p>
                <text:p>}</text:p>
                <text:p/>
                <text:p>Which will result in the following CSS:</text:p>
                <text:p/>
                <text:p>CSS:</text:p>
                <text:p/>
                <text:p>p {</text:p>
                <text:p><text:s text:c="3"/><text:span text:style-name="T11">color : blue;</text:span></text:p>
                <text:p><text:span text:style-name="T11"><text:s text:c="3"/></text:span><text:span text:style-name="T11">text-color: white;</text:span></text:p>
                <text:p>}</text:p>
                <text:p/>
                <text:p/>
              </text:list-item>
            </text:list>
          </draw:text-box>
        </draw:frame>
        <presentation:notes draw:style-name="dp2">
          <office:forms form:automatic-focus="false" form:apply-design-mode="false"/>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office:forms form:automatic-focus="false" form:apply-design-mode="false"/>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office:forms form:automatic-focus="false" form:apply-design-mode="false"/>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office:forms form:automatic-focus="false" form:apply-design-mode="false"/>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office:forms form:automatic-focus="false" form:apply-design-mode="false"/>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or</text:p>
          </draw:text-box>
        </draw:frame>
        <draw:frame presentation:style-name="pr5" draw:layer="layout" svg:width="25.2cm" svg:height="12.179cm" svg:x="1.4cm" svg:y="5.066cm" presentation:class="outline">
          <draw:text-box>
            <text:list text:style-name="L2">
              <text:list-header>
                <text:p>SCSS:</text:p>
                <text:p/>
                <text:p>@for $i from 1 to 5 {</text:p>
                <text:p><text:s text:c="3"/>.list-#{$i} {</text:p>
                <text:p><text:s text:c="6"/>width: 2px * $i;</text:p>
                <text:p><text:s text:c="3"/>}</text:p>
                <text:p>}</text:p>
                <text:p/>
                <text:p>will result in one less style rule:</text:p>
                <text:p/>
                <text:p>CSS:</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office:forms form:automatic-focus="false" form:apply-design-mode="false"/>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9T00:09:11.432587195</dc:date>
    <meta:editing-duration>PT10H26M48S</meta:editing-duration>
    <meta:editing-cycles>146</meta:editing-cycles>
    <meta:generator>LibreOffice/4.2.8.2$Linux_x86 LibreOffice_project/420m0$Build-2</meta:generator>
    <meta:document-statistic meta:object-count="313"/>
  </office:meta>
</office:document-meta>
</file>